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5E0000005EAB6862D59EF3F3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2" svg:font-family="'Ubuntu Mono'" style:font-pitch="fixed"/>
    <style:font-face style:name="Ubuntu Mono1" svg:font-family="'Ubuntu Mono'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roman" style:font-pitch="variable"/>
    <style:font-face style:name="Impact1" svg:font-family="Impact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3333" draw:textarea-horizontal-align="justify" draw:textarea-vertical-align="top" draw:auto-grow-height="false"/>
    </style:style>
    <style:style style:name="gr3" style:family="graphic" style:parent-style-name="standard">
      <style:graphic-properties draw:fill="solid" draw:fill-color="#ffff66" draw:textarea-horizontal-align="justify" draw:textarea-vertical-align="top" draw:auto-grow-height="false"/>
    </style:style>
    <style:style style:name="gr4" style:family="graphic" style:parent-style-name="standard">
      <style:graphic-properties draw:fill="solid" draw:fill-color="#99ff66" draw:textarea-horizontal-align="justify" draw:textarea-vertical-align="top" draw:auto-grow-height="false"/>
    </style:style>
    <style:style style:name="gr5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draw:auto-grow-height="true" fo:min-height="12.1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outline1">
      <style:graphic-properties fo:min-height="10.291cm"/>
    </style:style>
    <style:style style:name="pr5" style:family="presentation" style:parent-style-name="Default-subtitle">
      <style:graphic-properties draw:fill-color="#ffffff" fo:min-height="12.188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title">
      <style:graphic-properties fo:min-height="2.629cm"/>
    </style:style>
    <style:style style:name="pr8" style:family="presentation" style:parent-style-name="Code-title">
      <style:graphic-properties draw:auto-grow-height="true" fo:min-height="2.628cm"/>
    </style:style>
    <style:style style:name="pr9" style:family="presentation" style:parent-style-name="Code-outline1">
      <style:graphic-properties fo:min-height="10.291cm"/>
    </style:style>
    <style:style style:name="pr10" style:family="presentation" style:parent-style-name="Code-notes">
      <style:graphic-properties draw:fill-color="#ffffff" draw:auto-grow-height="true" fo:min-height="12.572cm"/>
    </style:style>
    <style:style style:name="pr11" style:family="presentation" style:parent-style-name="Default-outline1">
      <style:graphic-properties fo:min-height="11.932cm"/>
    </style:style>
    <style:style style:name="P1" style:family="paragraph">
      <loext:graphic-properties draw:fill-color="#ffffff"/>
    </style:style>
    <style:style style:name="P2" style:family="paragraph">
      <style:text-properties fo:font-size="28pt" style:font-size-asian="28pt" style:font-size-complex="28pt"/>
    </style:style>
    <style:style style:name="P3" style:family="paragraph">
      <loext:graphic-properties draw:fill-color="#ffffff"/>
      <style:text-properties style:font-name="Impact1" fo:font-size="48pt" fo:font-weight="bold" style:font-size-asian="48pt" style:font-weight-asian="bold" style:font-size-complex="48pt" style:font-weight-complex="bold"/>
    </style:style>
    <style:style style:name="P4" style:family="paragraph">
      <style:paragraph-properties fo:text-align="start"/>
    </style:style>
    <style:style style:name="P5" style:family="paragraph">
      <style:text-properties style:font-name="Impact1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6cm" fo:margin-bottom="0.1cm"/>
      <style:text-properties fo:font-variant="normal" fo:text-transform="none" fo:color="#ffffff" style:text-outline="false" style:text-line-through-style="none" style:text-line-through-type="none" style:font-name="Ubuntu Mono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-color="#ffffff"/>
      <style:paragraph-properties fo:margin-left="0cm" fo:margin-right="0cm" fo:text-indent="0cm"/>
      <style:text-properties style:font-name="Impact1" fo:font-size="48pt" style:font-size-asian="48pt" style:font-size-complex="48pt"/>
    </style:style>
    <style:style style:name="P11" style:family="paragraph">
      <style:paragraph-properties fo:text-align="justify"/>
    </style:style>
    <style:style style:name="P12" style:family="paragraph">
      <loext:graphic-properties draw:fill="solid" draw:fill-color="#ff3333"/>
      <style:paragraph-properties fo:text-align="center"/>
    </style:style>
    <style:style style:name="P13" style:family="paragraph">
      <loext:graphic-properties draw:fill="solid" draw:fill-color="#ffff66"/>
      <style:paragraph-properties fo:text-align="center"/>
    </style:style>
    <style:style style:name="P14" style:family="paragraph">
      <loext:graphic-properties draw:fill="solid" draw:fill-color="#99ff66"/>
      <style:paragraph-properties fo:text-align="center"/>
    </style:style>
    <style:style style:name="P15" style:family="paragraph">
      <loext:graphic-properties draw:fill="solid" draw:fill-color="#66ffff"/>
      <style:paragraph-properties fo:text-align="center"/>
    </style:style>
    <style:style style:name="P16" style:family="paragraph">
      <style:paragraph-properties fo:margin-left="2.54cm" fo:margin-right="2.54cm" fo:text-align="center" fo:text-indent="0cm"/>
    </style:style>
    <style:style style:name="P17" style:family="paragraph">
      <style:paragraph-properties fo:margin-left="0cm" fo:margin-right="0cm" fo:text-align="justify" fo:text-indent="0cm"/>
    </style:style>
    <style:style style:name="P18" style:family="paragraph">
      <style:paragraph-properties fo:margin-top="0.5cm" fo:margin-bottom="0cm"/>
    </style:style>
    <style:style style:name="P19" style:family="paragraph">
      <loext:graphic-properties draw:fill-color="#ffffff"/>
      <style:text-properties style:font-name="Impact1" fo:font-size="48pt" style:font-size-asian="48pt" style:font-size-complex="48pt"/>
    </style:style>
    <style:style style:name="P20" style:family="paragraph">
      <style:text-properties style:font-name="Times New Roman"/>
    </style:style>
    <style:style style:name="P21" style:family="paragraph">
      <style:paragraph-properties fo:margin-left="2.54cm" fo:margin-right="2.54cm" fo:text-align="start" fo:text-indent="0cm"/>
    </style:style>
    <style:style style:name="P22" style:family="paragraph">
      <style:paragraph-properties fo:margin-left="0cm" fo:margin-right="0cm" fo:text-align="start" fo:text-indent="0cm"/>
    </style:style>
    <style:style style:name="P23" style:family="paragraph">
      <style:paragraph-properties fo:margin-left="2.54cm" fo:margin-right="2.54cm" fo:text-indent="0cm"/>
    </style:style>
    <style:style style:name="P24" style:family="paragraph">
      <style:paragraph-properties fo:margin-left="0cm" fo:margin-right="0cm" fo:margin-top="0cm" fo:margin-bottom="0.371cm" fo:text-align="justify" fo:text-indent="0cm"/>
    </style:style>
    <style:style style:name="P25" style:family="paragraph">
      <style:paragraph-properties fo:margin-left="0cm" fo:margin-right="0cm" fo:margin-top="0.1cm" fo:margin-bottom="0.471cm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3.8999996185303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-color="#ffffff"/>
      <style:text-properties style:font-name="Impact1" fo:font-size="60pt" style:font-size-asian="60pt" style:font-size-complex="60pt"/>
    </style:style>
    <style:style style:name="P27" style:family="paragraph">
      <style:text-properties style:font-name="Impact1" fo:font-weight="normal" style:font-weight-asian="normal" style:font-weight-complex="normal"/>
    </style:style>
    <style:style style:name="P28" style:family="paragraph">
      <style:paragraph-properties fo:line-height="100%"/>
    </style:style>
    <style:style style:name="T1" style:family="text">
      <style:text-properties style:font-name="Impact1" fo:font-size="60pt" fo:font-weight="normal" style:font-size-asian="60pt" style:font-weight-asian="normal" style:font-size-complex="60pt" style:font-weight-complex="normal"/>
    </style:style>
    <style:style style:name="T2" style:family="text">
      <style:text-properties style:font-name="Impact1" fo:font-size="32pt" style:font-size-asian="32pt" style:font-size-complex="32pt"/>
    </style:style>
    <style:style style:name="T3" style:family="text">
      <style:text-properties style:font-name="Times New Roman" fo:font-size="18pt"/>
    </style:style>
    <style:style style:name="T4" style:family="text">
      <style:text-properties style:font-name="Times New Roman" fo:font-size="24pt" style:font-size-asian="24pt" style:font-size-complex="24pt"/>
    </style:style>
    <style:style style:name="T5" style:family="text">
      <style:text-properties style:font-name="Times New Roman" fo:font-size="28pt" style:font-size-asian="28pt" style:font-size-complex="2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c9211e" style:font-name="Times New Roman" fo:font-size="28pt" style:font-size-asian="28pt" style:font-size-complex="28pt"/>
    </style:style>
    <style:style style:name="T8" style:family="text">
      <style:text-properties style:font-name="Impact1" fo:font-size="48pt" fo:font-weight="normal" style:font-size-asian="48pt" style:font-weight-asian="normal" style:font-size-complex="48pt" style:font-weight-complex="normal"/>
    </style:style>
    <style:style style:name="T9" style:family="text">
      <style:text-properties fo:color="#ff3333"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font-variant="normal" fo:text-transform="none" fo:color="#ff3333" style:text-outline="false" style:text-line-through-style="none" style:text-line-through-type="none" style:font-name="Times New Roman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color="#ffffff"/>
    </style:style>
    <style:style style:name="T14" style:family="text">
      <style:text-properties fo:font-variant="normal" fo:text-transform="none" fo:color="#66ff66" style:text-outline="false" style:text-line-through-style="none" style:text-line-through-type="none" style:font-name="Ubuntu Mono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Ubuntu Mono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cccc" style:text-outline="false" style:text-line-through-style="none" style:text-line-through-type="none" style:font-name="Ubuntu Mono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66ff66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3.8999996185303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9211e" style:text-outline="false" style:text-line-through-style="none" style:text-line-through-type="none" style:font-name="Times New Roman" fo:font-size="23.8999996185303pt" fo:font-style="normal" fo:text-shadow="none" style:text-underline-style="none" fo:font-weight="bold" style:letter-kerning="true" style:font-name-asian="Droid Sans Fallback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9211e" style:text-outline="false" style:text-line-through-style="none" style:text-line-through-type="none" style:font-name="Times New Roman" fo:font-size="23.8999996185303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c9211e"/>
    </style:style>
    <style:style style:name="T22" style:family="text">
      <style:text-properties fo:color="#c9211e" fo:font-weight="bold" style:font-weight-asian="bold" style:font-weight-complex="bold"/>
    </style:style>
    <style:style style:name="T23" style:family="text">
      <style:text-properties fo:color="#000000" fo:font-weight="bold" style:font-weight-asian="bold" style:font-weight-complex="bold"/>
    </style:style>
    <style:style style:name="T24" style:family="text">
      <style:text-properties fo:color="#ff3333" fo:font-weight="bold" style:font-weight-asian="bold" style:font-weight-complex="bold"/>
    </style:style>
    <style:style style:name="T25" style:family="text">
      <style:text-properties fo:color="#000000" fo:font-weight="normal" style:font-weight-asian="normal" style:font-weight-complex="normal"/>
    </style:style>
    <style:style style:name="T26" style:family="text">
      <style:text-properties fo:font-variant="normal" fo:text-transform="none" fo:color="#c9211e" style:text-outline="false" style:text-line-through-style="none" style:text-line-through-type="none" style:font-name="Ubuntu Mono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cccc"/>
    </style:style>
    <style:style style:name="T28" style:family="text">
      <style:text-properties fo:color="#ff3333"/>
    </style:style>
    <style:style style:name="T29" style:family="text">
      <style:text-properties fo:font-variant="normal" fo:text-transform="none" fo:color="#ff3333" style:text-outline="false" style:text-line-through-style="none" style:text-line-through-type="none" style:font-name="Times New Roman" fo:font-size="23.8999996185303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c9211e" fo:font-weight="normal" style:font-weight-asian="normal" style:font-weight-complex="normal"/>
    </style:style>
    <style:style style:name="T31" style:family="text">
      <style:text-properties fo:color="#c9211e" fo:font-size="40pt" fo:font-weight="bold" style:font-size-asian="40pt" style:font-weight-asian="bold" style:font-size-complex="40pt" style:font-weight-complex="bold"/>
    </style:style>
    <style:style style:name="T32" style:family="text">
      <style:text-properties style:font-name="Impact1" fo:font-size="48pt" style:font-size-asian="48pt" style:font-size-complex="48pt"/>
    </style:style>
    <style:style style:name="T33" style:family="text">
      <style:text-properties fo:color="#ff3333"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35" style:family="text">
      <style:text-properties fo:color="#ff3333" fo:font-size="24pt" fo:font-weight="bold" style:font-size-asian="24pt" style:font-weight-asian="bold" style:font-size-complex="24pt" style:font-weight-complex="bold"/>
    </style:style>
    <style:style style:name="T36" style:family="text">
      <style:text-properties fo:color="#ff3333" style:text-line-through-style="none" style:text-line-through-type="none" fo:font-size="28pt" fo:font-weight="bold" style:font-size-asian="28pt" style:font-weight-asian="bold" style:font-size-complex="28pt" style:font-weight-complex="bold"/>
    </style:style>
    <style:style style:name="T37" style:family="text">
      <style:text-properties style:text-line-through-style="none" style:text-line-through-type="none"/>
    </style:style>
    <style:style style:name="T38" style:family="text">
      <style:text-properties fo:font-variant="normal" fo:text-transform="none" fo:color="#ff3333" style:text-outline="false" style:text-line-through-style="none" style:text-line-through-type="none" style:font-name="Ubuntu Mono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font-name="Times New Roman"/>
    </style:style>
    <style:style style:name="T40" style:family="text">
      <style:text-properties fo:color="#ff3333" style:font-name="Times New Roman" fo:font-weight="bold" style:font-weight-asian="bold" style:font-weight-complex="bold"/>
    </style:style>
    <style:style style:name="T41" style:family="text">
      <style:text-properties fo:font-variant="normal" fo:text-transform="none" fo:color="#ff3333" style:text-outline="false" style:text-line-through-style="none" style:text-line-through-type="none" style:font-name="Times New Roman" fo:font-size="23.8999996185303pt" fo:font-style="normal" fo:text-shadow="none" style:text-underline-style="none" fo:font-weight="bold" style:letter-kerning="true" style:font-name-asian="Droid Sans Fallback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style:font-name="Times New Roman" fo:font-weight="normal" style:font-weight-asian="normal" style:font-weight-complex="normal"/>
    </style:style>
    <style:style style:name="T43" style:family="text">
      <style:text-properties fo:color="#000000" style:font-name="Times New Roman" fo:font-weight="bold" style:font-weight-asian="bold" style:font-weight-complex="bold"/>
    </style:style>
    <style:style style:name="T44" style:family="text">
      <style:text-properties fo:color="#000000" style:font-name="Times New Roman" fo:font-weight="normal" style:font-weight-asian="normal" style:font-weight-complex="normal"/>
    </style:style>
    <style:style style:name="T45" style:family="text">
      <style:text-properties fo:color="#c9211e" style:font-name="Times New Roman"/>
    </style:style>
    <style:style style:name="T46" style:family="text">
      <style:text-properties fo:color="#c9211e" style:font-name="Times New Roman" fo:font-weight="bold"/>
    </style:style>
    <style:style style:name="T47" style:family="text">
      <style:text-properties fo:color="#ff3333" style:font-name="Times New Roman"/>
    </style:style>
    <style:style style:name="T48" style:family="text">
      <style:text-properties style:font-name="Impact1" fo:font-size="60pt" style:font-size-asian="60pt" style:font-size-complex="60pt"/>
    </style:style>
    <style:style style:name="T49" style:family="text">
      <style:text-properties style:font-name="Impact1" fo:font-weight="normal" style:font-weight-asian="normal" style:font-weight-complex="normal"/>
    </style:style>
    <style:style style:name="T50" style:family="text">
      <style:text-properties style:font-name="Times New Roman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1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 " style:num-format="1">
        <style:list-level-properties text:space-before="0.3cm" text:min-label-width="0.61cm"/>
        <style:text-properties style:use-window-font-color="true" fo:font-size="100%"/>
      </text:list-level-style-number>
      <text:list-level-style-number text:level="2" style:num-suffix=". " style:num-format="1">
        <style:list-level-properties text:space-before="1.5cm" text:min-label-width="0.61cm"/>
        <style:text-properties style:use-window-font-color="true" fo:font-size="100%"/>
      </text:list-level-style-number>
      <text:list-level-style-number text:level="3" style:num-suffix=". " style:num-format="1">
        <style:list-level-properties text:space-before="2.8cm" text:min-label-width="0.61cm"/>
        <style:text-properties style:use-window-font-color="true" fo:font-size="100%"/>
      </text:list-level-style-number>
      <text:list-level-style-number text:level="4" style:num-suffix=". " style:num-format="1">
        <style:list-level-properties text:space-before="4.2cm" text:min-label-width="0.61cm"/>
        <style:text-properties style:use-window-font-color="true" fo:font-size="100%"/>
      </text:list-level-style-number>
      <text:list-level-style-number text:level="5" style:num-suffix=". " style:num-format="1">
        <style:list-level-properties text:space-before="5.4cm" text:min-label-width="0.61cm"/>
        <style:text-properties style:use-window-font-color="true" fo:font-size="100%"/>
      </text:list-level-style-number>
      <text:list-level-style-number text:level="6" style:num-suffix=". " style:num-format="1">
        <style:list-level-properties text:space-before="6.6cm" text:min-label-width="0.61cm"/>
        <style:text-properties style:use-window-font-color="true" fo:font-size="100%"/>
      </text:list-level-style-number>
      <text:list-level-style-number text:level="7" style:num-suffix=". " style:num-format="1">
        <style:list-level-properties text:space-before="7.8cm" text:min-label-width="0.61cm"/>
        <style:text-properties style:use-window-font-color="true" fo:font-size="100%"/>
      </text:list-level-style-number>
      <text:list-level-style-number text:level="8" style:num-suffix=". " style:num-format="1">
        <style:list-level-properties text:space-before="9cm" text:min-label-width="0.61cm"/>
        <style:text-properties style:use-window-font-color="true" fo:font-size="100%"/>
      </text:list-level-style-number>
      <text:list-level-style-number text:level="9" style:num-suffix=". " style:num-format="1">
        <style:list-level-properties text:space-before="10.2cm" text:min-label-width="0.61cm"/>
        <style:text-properties style:use-window-font-color="true" fo:font-size="100%"/>
      </text:list-level-style-number>
      <text:list-level-style-number text:level="10" style:num-suffix=". " style:num-format="1">
        <style:list-level-properties text:space-before="11.4cm" text:min-label-width="0.61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2.19cm" svg:x="1.397cm" svg:y="0.525cm" presentation:class="subtitle" presentation:user-transformed="true">
          <draw:text-box>
            <text:p><text:span text:style-name="T1">The Young Man And The C:</text:span></text:p>
            <text:p><text:span text:style-name="T2">Adapting High-Level Skills To Low-Level Languages</text:span></text:p>
            <text:p><text:span text:style-name="T3"/></text:p>
            <text:p><text:span text:style-name="T3">By Dustin Laurence</text:span></text:p>
            <text:p><text:span text:style-name="T3"/></text:p>
            <text:p><text:span text:style-name="T4">Home game (slides and code):</text:span></text:p>
            <text:p><text:span text:style-name="T4">https://github.com/dllaurence/youngmanandc.g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Audience</text:p>
          </draw:text-box>
        </draw:frame>
        <draw:frame presentation:style-name="pr4" draw:text-style-name="P2" draw:layer="layout" svg:width="25.191cm" svg:height="10.541cm" svg:x="1.397cm" svg:y="3.683cm" presentation:class="outline">
          <draw:text-box>
            <text:p><text:span text:style-name="T5"/></text:p>
            <text:p><text:span text:style-name="T5">High-level language programmers who need or want to use C.</text:span></text:p>
            <text:list text:style-name="L2">
              <text:list-item>
                <text:p><text:span text:style-name="T5">You already know how to program.</text:span></text:p>
              </text:list-item>
              <text:list-item>
                <text:p><text:span text:style-name="T5">You can Google basic language features (e.g. cppreference.com, but not cplusplus.com).</text:span></text:p>
              </text:list-item>
              <text:list-item>
                <text:p><text:span text:style-name="T5">Give a general approach and some specific skill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 presentation:user-transformed="true">
          <draw:text-box>
            <text:p>Three Critical Skills</text:p>
          </draw:text-box>
        </draw:frame>
        <draw:frame presentation:style-name="pr4" draw:text-style-name="P2" draw:layer="layout" svg:width="25.191cm" svg:height="10.541cm" svg:x="1.397cm" svg:y="3.683cm" presentation:class="outline">
          <draw:text-box>
            <text:p><text:span text:style-name="T5">I will c</text:span><text:span text:style-name="T6">over the </text:span><text:span text:style-name="T7">three most critical topics</text:span><text:span text:style-name="T5"> for C:</text:span></text:p>
            <text:list text:style-name="L2">
              <text:list-item>
                <text:p><text:span text:style-name="T5">Leveraging your object-oriented design skills without (obvious) object-oriented language constructs.</text:span></text:p>
              </text:list-item>
              <text:list-item>
                <text:p><text:span text:style-name="T5">Managing memory without garbage collection.</text:span></text:p>
              </text:list-item>
              <text:list-item>
                <text:p><text:span text:style-name="T5">Handling exceptional conditions without exception-handling construct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5" draw:text-style-name="P3" draw:layer="layout" svg:width="25.191cm" svg:height="12.188cm" svg:x="1.397cm" svg:y="0.625cm" presentation:class="subtitle" presentation:user-transformed="true">
          <draw:text-box>
            <text:p><text:span text:style-name="T8">Leveraging Existing Design Skills: (partially) Object-Oriented 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“OOP C” overview</text:p>
          </draw:text-box>
        </draw:frame>
        <draw:frame presentation:style-name="pr4" draw:layer="layout" svg:width="25.191cm" svg:height="10.541cm" svg:x="1.397cm" svg:y="3.683cm" presentation:class="outline">
          <draw:text-box>
            <text:list text:style-name="L2">
              <text:list-item>
                <text:p><text:span text:style-name="T6">Classes are represented by modules (files).</text:span></text:p>
              </text:list-item>
              <text:list-item>
                <text:p><text:span text:style-name="T6">Objects are represented by structs (like named tuples).</text:span></text:p>
              </text:list-item>
              <text:list-item>
                <text:p><text:span text:style-name="T6">This is </text:span><text:span text:style-name="T9">not a compromise</text:span><text:span text:style-name="T10">--no downside. <text:s/>It is my own mature C style.</text:span></text:p>
              </text:list-item>
              <text:list-item>
                <text:p><text:span text:style-name="T10">It is also the style of the POSIX thread library.</text:span></text:p>
              </text:list-item>
              <text:list-item>
                <text:p><text:span text:style-name="T10">These classes are not dynamic objects (not like C++ or Java)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Three Aspects Of Object-Oriented programming</text:p>
          </draw:text-box>
        </draw:frame>
        <draw:frame presentation:style-name="pr4" draw:layer="layout" svg:width="25.191cm" svg:height="10.541cm" svg:x="1.397cm" svg:y="3.683cm" presentation:class="outline">
          <draw:text-box>
            <text:p text:style-name="P4"><text:span text:style-name="T6">Traditional definition of OOP:</text:span></text:p>
            <text:list text:style-name="L2">
              <text:list-item>
                <text:p><text:span text:style-name="T11">Encapsulation</text:span><text:span text:style-name="T6"> (always good, easy in C)</text:span></text:p>
              </text:list-item>
              <text:list-item>
                <text:p><text:span text:style-name="T11">Polymorphism</text:span><text:span text:style-name="T6"> (mostly good, harder in C)</text:span></text:p>
              </text:list-item>
              <text:list-item>
                <text:p><text:span text:style-name="T11">Inheritance</text:span><text:span text:style-name="T6"> (problematic, even more work in C)</text:span></text:p>
              </text:list-item>
            </text:list>
            <text:p><text:span text:style-name="T6">We’ll </text:span><text:span text:style-name="T11">only implement encapsulation</text:span><text:span text:style-name="T6">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2.629cm" svg:x="1.397cm" svg:y="0.625cm" presentation:class="title" presentation:user-transformed="true">
          <draw:text-box>
            <text:p>Example: A Simple Logger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><text:span text:style-name="T12"/></text:p>
            <text:list text:style-name="L2">
              <text:list-item>
                <text:p><text:span text:style-name="T12">Trivial logger—primarily an excuse to demonstrate code.</text:span></text:p>
              </text:list-item>
              <text:list-item>
                <text:p><text:span text:style-name="T12">Show which C constructs provide the right semantic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logger.h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<text:span text:style-name="T13"/></text:p>
            <text:p><text:span text:style-name="T13"/></text:p>
            <text:p><text:span text:style-name="T13">// Forward declare instance data</text:span></text:p>
            <text:p><text:span text:style-name="T14">typedef</text:span><text:span text:style-name="T15"> </text:span><text:span text:style-name="T16">struct dll_Logger</text:span><text:span text:style-name="T13"> </text:span><text:span text:style-name="T17">dll_Logger</text:span><text:span text:style-name="T13">;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8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The Class Struct Declaration</text:p>
          </draw:text-box>
        </draw:frame>
        <draw:frame presentation:style-name="pr4" draw:text-style-name="P5" draw:layer="layout" svg:width="25.191cm" svg:height="10.541cm" svg:x="1.397cm" svg:y="3.683cm" presentation:class="outline" presentation:user-transformed="true">
          <draw:text-box>
            <text:p><text:span text:style-name="T18"/></text:p>
            <text:list text:style-name="L2">
              <text:list-item>
                <text:p><text:span text:style-name="T18">Holds </text:span><text:span text:style-name="T19">all instance data</text:span><text:span text:style-name="T18"> for the class.</text:span></text:p>
              </text:list-item>
              <text:list-item>
                <text:p><text:span text:style-name="T20">First argument</text:span><text:span text:style-name="T18"> of every method.</text:span></text:p>
              </text:list-item>
              <text:list-item>
                <text:p><text:span text:style-name="T18">Commonly typedef’d to avoid typing ‘struct’ on every use.</text:span></text:p>
              </text:list-item>
              <text:list-item>
                <text:p><text:span text:style-name="T18">The example provides privacy, but all objects must be on the heap.</text:span></text:p>
              </text:list-item>
              <text:list-item>
                <text:p><text:span text:style-name="T18">It’s easy to allow them on the stack, see pthreads library for examples.</text:span></text:p>
              </text:list-item>
              <text:list-item>
                <text:p><text:span text:style-name="T18">This exposes your private data (unless you use trickery)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2.629cm" svg:x="1.397cm" svg:y="0.625cm" presentation:class="title" presentation:user-transformed="true">
          <draw:text-box>
            <text:p>Naming Conventions For Object-Oriented C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/>
            <text:p><text:span text:style-name="T21">Public</text:span> symbols:</text:p>
            <text:list text:style-name="L2">
              <text:list-item>
                <text:p>Project-wide <text:span text:style-name="T22">namespace prefix</text:span><text:span text:style-name="T23"> (e.g. “</text:span><text:span text:style-name="T24">dll_</text:span><text:span text:style-name="T23">”).</text:span></text:p>
              </text:list-item>
              <text:list-item>
                <text:p>CamelCase <text:span text:style-name="T22">class name</text:span><text:span text:style-name="T23"> (e.g. “</text:span><text:span text:style-name="T24">Logger</text:span><text:span text:style-name="T23">”)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2.629cm" svg:x="1.397cm" svg:y="0.625cm" presentation:class="title" presentation:user-transformed="true">
          <draw:text-box>
            <text:p>THOSE NAMES ARE HIDEOUS!!!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list text:style-name="L2">
              <text:list-item>
                <text:p>Class prefixes are <text:span text:style-name="T23">vital</text:span><text:span text:style-name="T25"> in OO-style with many same-name methods.</text:span></text:p>
              </text:list-item>
              <text:list-item>
                <text:p>Notice how “best practice” in languages with namespaces tends to be to <text:span text:style-name="T22">fully qualify names anyway</text:span>?</text:p>
              </text:list-item>
              <text:list-item>
                <text:p>The namespace prefix can be critical in procedural C if you use a lot of external libraries...</text:p>
              </text:list-item>
              <text:list-item>
                <text:p>... but you can often drop it in OO C because of the class name prefixes (and libraries rarely use mixed CamelCase and snake_case)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logger.c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<text:span text:style-name="T13">#include “logger.h”</text:span></text:p>
            <text:p><text:span text:style-name="T13"/></text:p>
            <text:p><text:span text:style-name="T13">// define instance data</text:span></text:p>
            <text:p><text:span text:style-name="T14">struct </text:span><text:span text:style-name="T14">dll_</text:span><text:span text:style-name="T16">Logger </text:span><text:span text:style-name="T15">{</text:span></text:p>
            <text:p><text:span text:style-name="T13"><text:s text:c="4"/></text:span><text:span text:style-name="T21">const</text:span><text:span text:style-name="T13"> char</text:span><text:span text:style-name="T21">*</text:span><text:span text:style-name="T13"> category;</text:span></text:p>
            <text:p><text:span text:style-name="T13">};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12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The Class Struct Definition</text:p>
          </draw:text-box>
        </draw:frame>
        <draw:frame presentation:style-name="pr4" draw:text-style-name="P5" draw:layer="layout" svg:width="25.191cm" svg:height="10.541cm" svg:x="1.397cm" svg:y="3.683cm" presentation:class="outline" presentation:user-transformed="true">
          <draw:text-box>
            <text:p><text:span text:style-name="T18"/></text:p>
            <text:list text:style-name="L2">
              <text:list-item>
                <text:p><text:span text:style-name="T18">Doesn’t need the typedef.</text:span></text:p>
              </text:list-item>
              <text:list-item>
                <text:p><text:span text:style-name="T18">Since </text:span><text:span text:style-name="T20">it represents the type of the objects</text:span><text:span text:style-name="T18">, it is named like a class.</text:span></text:p>
              </text:list-item>
              <text:list-item>
                <text:p><text:span text:style-name="T18">Note the const—read up on </text:span><text:span text:style-name="T20">const correctness</text:span><text:span text:style-name="T18"> and make it your new relig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logger.h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<text:span text:style-name="T13"/></text:p>
            <text:p><text:span text:style-name="T13">// Factory for objects</text:span></text:p>
            <text:p><text:span text:style-name="T14">dll_</text:span><text:span text:style-name="T16">Logger</text:span><text:span text:style-name="T26">*</text:span><text:span text:style-name="T16"> </text:span><text:span text:style-name="T17">dll_</text:span><text:span text:style-name="T27">Logger</text:span><text:span text:style-name="T13">_create(</text:span></text:p>
            <text:p><text:span text:style-name="T13"><text:s text:c="4"/></text:span><text:span text:style-name="T21">const</text:span><text:span text:style-name="T13"> char</text:span><text:span text:style-name="T21">*</text:span><text:span text:style-name="T13"> category);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14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The Factory Method</text:p>
          </draw:text-box>
        </draw:frame>
        <draw:frame presentation:style-name="pr4" draw:text-style-name="P5" draw:layer="layout" svg:width="25.191cm" svg:height="10.541cm" svg:x="1.397cm" svg:y="3.683cm" presentation:class="outline" presentation:user-transformed="true">
          <draw:text-box>
            <text:p><text:span text:style-name="T18"/></text:p>
            <text:list text:style-name="L2">
              <text:list-item>
                <text:p><text:span text:style-name="T18">Best choice if all objects are on the heap (like your favorite slow safe language).</text:span></text:p>
              </text:list-item>
              <text:list-item>
                <text:p><text:span text:style-name="T18">If you expose the definition, you can easily write an initializer constant and/or function to allow objects on the stack.</text:span></text:p>
              </text:list-item>
              <text:list-item>
                <text:p><text:span text:style-name="T18">The pthreads library is a good example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logger.c::dll_Logger_create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<text:span text:style-name="T14">dll_</text:span><text:span text:style-name="T16">Logger</text:span><text:span text:style-name="T26">* </text:span><text:span text:style-name="T15">new_logger = </text:span><text:span text:style-name="T26">malloc</text:span><text:span text:style-name="T15">(</text:span><text:span text:style-name="T26">sizeof</text:span><text:span text:style-name="T15">(dll_Logger));</text:span></text:p>
            <text:p><text:span text:style-name="T15">if (new_logger) {</text:span></text:p>
            <text:p><text:span text:style-name="T15"><text:s text:c="4"/></text:span><text:span text:style-name="T15">char* new_category = strndup(category, 100);</text:span></text:p>
            <text:p><text:span text:style-name="T15"><text:s text:c="4"/></text:span><text:span text:style-name="T15">if (new_category) {</text:span></text:p>
            <text:p><text:span text:style-name="T15"><text:s text:c="8"/></text:span><text:span text:style-name="T15">new_logger</text:span><text:span text:style-name="T26">-&gt;category</text:span><text:span text:style-name="T15"> = new_category;</text:span></text:p>
            <text:p><text:span text:style-name="T15"><text:s text:c="8"/></text:span><text:span text:style-name="T15">return new_logger; }</text:span></text:p>
            <text:p><text:span text:style-name="T15"><text:s text:c="4"/></text:span><text:span text:style-name="T15">free(new_logger);</text:span></text:p>
            <text:p><text:span text:style-name="T15"><text:s text:c="4"/></text:span><text:span text:style-name="T15">new_logger = NULL; }</text:span></text:p>
            <text:p><text:span text:style-name="T15">return NULL;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16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The Factory Method Implementation</text:p>
          </draw:text-box>
        </draw:frame>
        <draw:frame presentation:style-name="pr4" draw:text-style-name="P5" draw:layer="layout" svg:width="25.191cm" svg:height="10.541cm" svg:x="1.397cm" svg:y="3.683cm" presentation:class="outline" presentation:user-transformed="true">
          <draw:text-box>
            <text:p><text:span text:style-name="T18"/></text:p>
            <text:list text:style-name="L2">
              <text:list-item>
                <text:p><text:span text:style-name="T18">Welcome to manual allocation.</text:span></text:p>
              </text:list-item>
              <text:list-item>
                <text:p><text:span text:style-name="T18">Use sizeof() whenever possible.</text:span></text:p>
              </text:list-item>
              <text:list-item>
                <text:p><text:span text:style-name="T18">Do NOT access hunks of memory like this without checking if they exist: malloc returns NULL if it can’t get memory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logger.h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<text:span text:style-name="T14"/></text:p>
            <text:p><text:span text:style-name="T14">// An instance method</text:span></text:p>
            <text:p><text:span text:style-name="T14">void</text:span><text:span text:style-name="T16"> </text:span><text:span text:style-name="T17">dll_</text:span><text:span text:style-name="T27">Logger</text:span><text:span text:style-name="T13">_msg(</text:span><text:span text:style-name="T17">dll_</text:span><text:span text:style-name="T27">Logger</text:span><text:span text:style-name="T21">*</text:span><text:span text:style-name="T27"> </text:span><text:span text:style-name="T13">self,</text:span></text:p>
            <text:p><text:span text:style-name="T13"><text:s text:c="20"/></text:span><text:span text:style-name="T21">const</text:span><text:span text:style-name="T13"> char</text:span><text:span text:style-name="T21">*</text:span><text:span text:style-name="T13"> msg);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18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Instance Methods</text:p>
          </draw:text-box>
        </draw:frame>
        <draw:frame presentation:style-name="pr4" draw:text-style-name="P5" draw:layer="layout" svg:width="25.191cm" svg:height="10.541cm" svg:x="1.397cm" svg:y="3.683cm" presentation:class="outline" presentation:user-transformed="true">
          <draw:text-box>
            <text:p><text:span text:style-name="T18"/></text:p>
            <text:list text:style-name="L2">
              <text:list-item>
                <text:p><text:span text:style-name="T18">Self parameter </text:span><text:span text:style-name="T20">always comes first</text:span><text:span text:style-name="T18">.</text:span></text:p>
              </text:list-item>
              <text:list-item>
                <text:p><text:span text:style-name="T19">Don’t</text:span><text:span text:style-name="T18"> use “this” instead of “self” or it won’t compile as C++.</text:span></text:p>
              </text:list-item>
              <text:list-item>
                <text:p><text:span text:style-name="T18">By taking a pointer to self we’re providing familar reference semantics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logger.c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<text:span text:style-name="T14">void</text:span><text:span text:style-name="T16"> </text:span><text:span text:style-name="T17">dll_</text:span><text:span text:style-name="T27">Logger</text:span><text:span text:style-name="T13">_msg(</text:span><text:span text:style-name="T17">dll_</text:span><text:span text:style-name="T27">Logger* </text:span><text:span text:style-name="T13">self,</text:span></text:p>
            <text:p><text:span text:style-name="T13"><text:s text:c="20"/></text:span><text:span text:style-name="T21">const</text:span><text:span text:style-name="T13"> char</text:span><text:span text:style-name="T21">*</text:span><text:span text:style-name="T13"> msg) {</text:span></text:p>
            <text:p><text:span text:style-name="T13"><text:s text:c="4"/></text:span><text:span text:style-name="T13">if (</text:span><text:span text:style-name="T17">m_</text:span><text:span text:style-name="T13">log_file) {</text:span></text:p>
            <text:p><text:span text:style-name="T13"><text:s text:c="8"/></text:span><text:span text:style-name="T13">msg_impl(self, msg);</text:span></text:p>
            <text:p><text:span text:style-name="T13"><text:s text:c="8"/></text:span><text:span text:style-name="T13">my_flush();</text:span></text:p>
            <text:p><text:span text:style-name="T13"><text:s text:c="4"/></text:span><text:span text:style-name="T13">}</text:span></text:p>
            <text:p><text:span text:style-name="T13">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20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msg Method Implementation</text:p>
          </draw:text-box>
        </draw:frame>
        <draw:frame presentation:style-name="pr4" draw:text-style-name="P5" draw:layer="layout" svg:width="25.191cm" svg:height="10.541cm" svg:x="1.397cm" svg:y="3.683cm" presentation:class="outline" presentation:user-transformed="true">
          <draw:text-box>
            <text:p><text:span text:style-name="T18"/></text:p>
            <text:p><text:span text:style-name="T18">What are these symbols? <text:s/>Excuses to show how to implement a few more basic features.</text:span></text:p>
            <text:list text:style-name="L2">
              <text:list-item>
                <text:p><text:span text:style-name="T18">Note use of </text:span><text:span text:style-name="T20">class variable</text:span><text:span text:style-name="T18"> m_log_file.</text:span></text:p>
              </text:list-item>
              <text:list-item>
                <text:p><text:span text:style-name="T18">msg_impl() is a </text:span><text:span text:style-name="T20">private</text:span><text:span text:style-name="T18"> instance method.</text:span></text:p>
              </text:list-item>
              <text:list-item>
                <text:p><text:span text:style-name="T18">my_flush() is a </text:span><text:span text:style-name="T20">private</text:span><text:span text:style-name="T18"> class method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logger.c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 text:style-name="P7">#include &lt;stdio.h&gt;</text:p>
            <text:p text:style-name="P7"/>
            <text:p text:style-name="P7">// Class variable</text:p>
            <text:p text:style-name="P7"><text:span text:style-name="T21">static</text:span> FILE* <text:span text:style-name="T17">m_</text:span>log_file;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22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Class Variables</text:p>
          </draw:text-box>
        </draw:frame>
        <draw:frame presentation:style-name="pr4" draw:text-style-name="P5" draw:layer="layout" svg:width="25.191cm" svg:height="10.541cm" svg:x="1.397cm" svg:y="3.683cm" presentation:class="outline" presentation:user-transformed="true">
          <draw:text-box>
            <text:list text:style-name="L2">
              <text:list-header>
                <text:p><text:span text:style-name="T18"/></text:p>
              </text:list-header>
              <text:list-item>
                <text:p><text:span text:style-name="T18">Declared at </text:span><text:span text:style-name="T20">file scope</text:span><text:span text:style-name="T18">.</text:span></text:p>
              </text:list-item>
              <text:list-item>
                <text:p><text:span text:style-name="T20">Not in the .h file</text:span><text:span text:style-name="T18"> to restrict compile-time visibility.</text:span></text:p>
              </text:list-item>
              <text:list-item>
                <text:p><text:span text:style-name="T20">Declared static</text:span><text:span text:style-name="T18"> to restrict link-time visibility.</text:span></text:p>
              </text:list-item>
              <text:list-item>
                <text:p><text:span text:style-name="T18">Can use an initializer or a class init function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Class Variable Names</text:p>
          </draw:text-box>
        </draw:frame>
        <draw:frame presentation:style-name="pr4" draw:text-style-name="P5" draw:layer="layout" svg:width="25.191cm" svg:height="10.541cm" svg:x="1.397cm" svg:y="3.683cm" presentation:class="outline" presentation:user-transformed="true">
          <draw:text-box>
            <text:p><text:span text:style-name="T18"/></text:p>
            <text:p><text:span text:style-name="T18">I prefer a standard prefix like ‘m_’ (“module”).</text:span></text:p>
            <text:p><text:span text:style-name="T20">Pythonistas beware</text:span><text:span text:style-name="T18">:</text:span></text:p>
            <text:list text:style-name="L2">
              <text:list-item>
                <text:p><text:span text:style-name="T20">Never use all caps</text:span><text:span text:style-name="T18"> (by convention that’s a preprocessor symbol).</text:span></text:p>
              </text:list-item>
              <text:list-item>
                <text:p><text:span text:style-name="T20">Never use a leading ‘_’</text:span><text:span text:style-name="T18"> for anything (that is the compiler’s namespace)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logger.c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<text:span text:style-name="T15">static void</text:span><text:span text:style-name="T16"> </text:span><text:span text:style-name="T13">msg_impl(</text:span><text:span text:style-name="T17">dll_</text:span><text:span text:style-name="T27">Logger* </text:span><text:span text:style-name="T13">self,</text:span></text:p>
            <text:p><text:span text:style-name="T13"><text:s text:c="21"/></text:span><text:span text:style-name="T21">const</text:span><text:span text:style-name="T13"> char</text:span><text:span text:style-name="T21">*</text:span><text:span text:style-name="T13"> msg)</text:span></text:p>
            <text:p><text:span text:style-name="T13">{</text:span></text:p>
            <text:p><text:span text:style-name="T13"><text:s text:c="4"/></text:span><text:span text:style-name="T13">fprintf(m_log_file, “%s: %s\n”,</text:span></text:p>
            <text:p><text:span text:style-name="T13"><text:s text:c="12"/></text:span><text:span text:style-name="T13">self-&gt;category, msg);</text:span></text:p>
            <text:p><text:span text:style-name="T13">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25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Private Instance Methods</text:p>
          </draw:text-box>
        </draw:frame>
        <draw:frame presentation:style-name="pr4" draw:text-style-name="P5" draw:layer="layout" svg:width="25.191cm" svg:height="10.541cm" svg:x="1.397cm" svg:y="3.683cm" presentation:class="outline" presentation:user-transformed="true">
          <draw:text-box>
            <text:p><text:span text:style-name="T18"/></text:p>
            <text:list text:style-name="L2">
              <text:list-item>
                <text:p><text:span text:style-name="T20">Don’t always need need prefixing</text:span><text:span text:style-name="T18"> because they’re file-local.</text:span></text:p>
              </text:list-item>
              <text:list-item>
                <text:p><text:span text:style-name="T20">Not in the .h file</text:span><text:span text:style-name="T18"> to restrict compile-time visibility.</text:span></text:p>
              </text:list-item>
              <text:list-item>
                <text:p><text:span text:style-name="T20">Declared static</text:span><text:span text:style-name="T18"> to restrict link-time visibility.</text:span></text:p>
              </text:list-item>
              <text:list-item>
                <text:p><text:span text:style-name="T18">Note use of the instance variable through the self parameter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demo_logger.c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dll_Logger* log = dll_Logger_create(“main”);</text:p>
            <text:p>dll_Logger_msg(log, “Log message!”);</text:p>
            <text:p>dll_Logger_destroy(&amp;log);</text:p>
            <text:p><text:span text:style-name="T28">// Results in this output:</text:span></text:p>
            <text:p>$ ./demo_logger</text:p>
            <text:p>Main: Log message!</text:p>
            <text:p>$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27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How This Looks In Use</text:p>
          </draw:text-box>
        </draw:frame>
        <draw:frame presentation:style-name="pr4" draw:text-style-name="P5" draw:layer="layout" svg:width="25.191cm" svg:height="10.541cm" svg:x="1.397cm" svg:y="3.683cm" presentation:class="outline" presentation:user-transformed="true">
          <draw:text-box>
            <text:p><text:span text:style-name="T18"/></text:p>
            <text:list text:style-name="L2">
              <text:list-item>
                <text:p><text:span text:style-name="T18">The destroy method as I write it automates best practice and </text:span><text:span text:style-name="T29">nulls the pointer after freeing the memory.</text:span></text:p>
              </text:list-item>
              <text:list-item>
                <text:p><text:span text:style-name="T18">The rest, such as class methods, should now be obvious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2.629cm" svg:x="1.397cm" svg:y="0.625cm" presentation:class="title" presentation:user-transformed="true">
          <draw:text-box>
            <text:p>What About The Rest of OOP?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><text:span text:style-name="T25"/></text:p>
            <text:list text:style-name="L2">
              <text:list-item>
                <text:p><text:span text:style-name="T25">Object composition (ownership) already works—use it pervasively where you’d be tempted to want inheritance.</text:span></text:p>
              </text:list-item>
              <text:list-item>
                <text:p><text:span text:style-name="T25">You can’t have ad hoc polymorphism (e.g. function overloading, user-defined operators). <text:s/></text:span><text:span text:style-name="T30">Don’t fight C’s explicit, no magic nature</text:span><text:span text:style-name="T25">.</text:span></text:p>
              </text:list-item>
              <text:list-item>
                <text:p><text:span text:style-name="T25">With more work and clumsy syntax, you can get parametric polymorphism via various interface schemes.</text:span></text:p>
              </text:list-item>
              <text:list-item>
                <text:p><text:span text:style-name="T25">With even more work you can get implementation inheritance...but don’t do it (don’t re-implement C++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Remember The Golden Rule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/>
            <text:p text:style-name="P8"><text:span text:style-name="T31">Less Is More</text:span></text:p>
            <text:p/>
            <text:p>Only implement mechanisms you truly need and will benefit you when used pervasively. <text:s/>Someone has to learn what you did, warts and all.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1cm" svg:height="12.19cm" svg:x="1.397cm" svg:y="0.625cm" presentation:class="subtitle">
          <draw:text-box>
            <text:p text:style-name="P9"><text:span text:style-name="T32">Manual Memory Management: Doing the “Impossible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The Big Fat Secret Of All Memory Management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/>
            <text:p text:style-name="P8"><text:span text:style-name="T24">Memory management is really a design issue in disguise.</text:span></text:p>
            <text:p text:style-name="P11"><text:span text:style-name="T25"/></text:p>
            <text:list text:style-name="L2">
              <text:list-item>
                <text:p text:style-name="P11"><text:span text:style-name="T25">Implementing a perfect garbage collector is equivalent to solving the halting problem!</text:span></text:p>
              </text:list-item>
              <text:list-item>
                <text:p text:style-name="P11"><text:span text:style-name="T25">Therefore, in </text:span><text:span text:style-name="T24">any</text:span><text:span text:style-name="T25"> language </text:span><text:span text:style-name="T24">we must restrict our designs to a special subset that can be handled by that language’s tool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">
        <office:forms form:automatic-focus="false" form:apply-design-mode="false"/>
        <draw:custom-shape draw:style-name="gr2" draw:text-style-name="P12" draw:layer="layout" svg:width="12.192cm" svg:height="10.414cm" svg:x="14.224cm" svg:y="3.81cm">
          <text:p text:style-name="P8">General Programs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8.128cm" svg:height="5.842cm" svg:x="17.272cm" svg:y="5.842cm">
          <text:p text:style-name="P8">Collecti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5.191cm" svg:height="2.629cm" svg:x="1.397cm" svg:y="0.625cm" presentation:class="title">
          <draw:text-box>
            <text:p>Memory Management Design Classes</text:p>
          </draw:text-box>
        </draw:frame>
        <draw:frame presentation:style-name="pr4" draw:text-style-name="P4" draw:layer="layout" svg:width="12.293cm" svg:height="10.541cm" svg:x="1.397cm" svg:y="3.683cm" presentation:class="outline" presentation:user-transformed="true">
          <draw:text-box>
            <text:list text:style-name="L2">
              <text:list-item>
                <text:p text:style-name="P4">General programs: provably impossible to collect</text:p>
              </text:list-item>
              <text:list-item>
                <text:p text:style-name="P4">Collectible programs: collectible by scanning</text:p>
                <text:p text:style-name="P4">(reachability == liveness)</text:p>
              </text:list-item>
              <text:list-item>
                <text:p text:style-name="P4">Countable programs: collectible by reference counting (also cycle free)</text:p>
              </text:list-item>
              <text:list-item>
                <text:p text:style-name="P4">Manageable programs: collectible manually (identifiable sole ownership)</text:p>
              </text:list-item>
            </text:list>
          </draw:text-box>
        </draw:frame>
        <draw:custom-shape draw:style-name="gr4" draw:text-style-name="P14" draw:layer="layout" svg:width="6.096cm" svg:height="3.556cm" svg:x="18.796cm" svg:y="7.65cm">
          <text:p text:style-name="P8">Count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draw:layer="layout" svg:width="4.318cm" svg:height="1.778cm" svg:x="21.336cm" svg:y="9.144cm">
          <text:p text:style-name="P8">Manage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How Do We Design For The Managable Subset?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/>
            <text:p>Sweeping, irresponsible claim:</text:p>
            <text:p/>
            <text:p text:style-name="P16"><text:span text:style-name="T24">The most general practical design principle for manual memory management is </text:span><text:span text:style-name="T33">Sole Ownership</text:span><text:span text:style-name="T24">.</text:span></text:p>
            <text:p text:style-name="P17"><text:span text:style-name="T25"/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Sole Ownership Defined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>Sole Ownership:</text:p>
            <text:p text:style-name="P16">At <text:span text:style-name="T24">every point</text:span> in the life-cycle of a chunk of memory, <text:span text:style-name="T24">precisely one</text:span> reference has sole responsibility for <text:span text:style-name="T24">controlling access</text:span> to it until finally freeing it or passing that responsibility to a new owner.</text:p>
            <text:list text:style-name="L2">
              <text:list-item>
                <text:p text:style-name="P17">Garbage collection allows efficient shared ownership.</text:p>
              </text:list-item>
              <text:list-item>
                <text:p text:style-name="P17">Since we are only concerned with C, <text:span text:style-name="T24">in what follows “Ownership” means “Sole Ownership”</text:span> unless otherwise not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Rules For Owners</text:p>
          </draw:text-box>
        </draw:frame>
        <draw:frame presentation:style-name="pr4" draw:layer="layout" svg:width="25.191cm" svg:height="10.541cm" svg:x="1.397cm" svg:y="3.683cm" presentation:class="outline">
          <draw:text-box>
            <text:p>Owners <text:span text:style-name="T24">may</text:span>:</text:p>
            <text:list text:style-name="L2">
              <text:list-item>
                <text:p>“Loan” the reference to a borrower without transfer.</text:p>
              </text:list-item>
              <text:list-item>
                <text:p><text:span text:style-name="T24">If there are no outstanding loans</text:span>, transfer ownership to another Owner.</text:p>
              </text:list-item>
            </text:list>
            <text:p>Owners <text:span text:style-name="T24">must</text:span>:</text:p>
            <text:list text:continue-numbering="true" text:style-name="L2">
              <text:list-item>
                <text:p>Not use a pointer after a transfer (no lease after transfer).</text:p>
              </text:list-item>
              <text:list-item>
                <text:p>Free any resource they still own before going out of scope.</text:p>
              </text:list-item>
              <text:list-item>
                <text:p>Only loan to borrowers who will relinquish their references before the loaning owner frees or transfers ownershi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Rules For Borrowers</text:p>
          </draw:text-box>
        </draw:frame>
        <draw:frame presentation:style-name="pr4" draw:layer="layout" svg:width="25.191cm" svg:height="10.541cm" svg:x="1.397cm" svg:y="3.683cm" presentation:class="outline">
          <draw:text-box>
            <text:p>Borrowers <text:span text:style-name="T24">may</text:span>:</text:p>
            <text:list text:style-name="L2">
              <text:list-item>
                <text:p>Freely access borrowed memory during their tenure.</text:p>
              </text:list-item>
              <text:list-item>
                <text:p>Grant sub-leases during the tenure of their lease.</text:p>
              </text:list-item>
            </text:list>
            <text:p>Borrowers <text:span text:style-name="T24">must</text:span>:</text:p>
            <text:list text:continue-numbering="true" text:style-name="L2">
              <text:list-item>
                <text:p>Not free memory, ever.</text:p>
              </text:list-item>
              <text:list-item>
                <text:p>Not pass the memory to an owner, ever (not convert to ownership).</text:p>
              </text:list-item>
              <text:list-item>
                <text:p>Guarantee that all sub-leases have expired before their own lease do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Benefits Of Sole Ownership Designs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>What have we gained by accepting the Sole Ownership discipline?</text:p>
            <text:list text:style-name="L2">
              <text:list-item>
                <text:p><text:span text:style-name="T24">All memory-handling decisions are local.</text:span></text:p>
              </text:list-item>
              <text:list-item>
                <text:p>The correct point to free memory is always evident lexically.</text:p>
              </text:list-item>
              <text:list-item>
                <text:p>Most functions simple to write because they are only responsible for memory they allocate.</text:p>
              </text:list-item>
              <text:list-item>
                <text:p>It is easy to religiously null all pointers after free or ownership transfer (usually less damaging and always much easier to debug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Sole Ownership Dogmatism For C</text:p>
          </draw:text-box>
        </draw:frame>
        <draw:frame presentation:style-name="pr4" draw:layer="layout" svg:width="25.191cm" svg:height="10.541cm" svg:x="1.397cm" svg:y="3.683cm" presentation:class="outline">
          <draw:text-box>
            <text:p/>
            <text:p>More bold, irresponsible dogmatic assertions:</text:p>
            <text:p/>
            <text:p text:style-name="P16"><text:span text:style-name="T34">If you can’t express your memory management strategy in terms of possessing and transferring ownership,</text:span><text:span text:style-name="T35"> it is a bad desig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Sole Ownership vs Traditional C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/>
            <text:p>Why don't all good C programmers do it this way?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Sole Ownership vs Traditional C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/>
            <text:p>Why don't all good C programmers do it this way?</text:p>
            <text:p/>
            <text:p text:style-name="P16"><text:span text:style-name="T36">Because they're a bunch of mindless jerks who will be first against the wall when the revolution comes, that’s why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Try Again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/>
            <text:p>Why don't all good C programmers do it this way?</text:p>
            <text:list text:style-name="L2">
              <text:list-item>
                <text:p><text:span text:style-name="T37">A</text:span>ctually, <text:span text:style-name="T28">they’re probably instinctively doing them, or something close</text:span>.</text:p>
              </text:list-item>
            </text:list>
            <text:p/>
            <text:p>Knowing the principle explicitly:</text:p>
            <text:list text:continue-numbering="true" text:style-name="L2">
              <text:list-item>
                <text:p>is <text:span text:style-name="T28">easier and faster to learn</text:span>.</text:p>
              </text:list-item>
              <text:list-item>
                <text:p><text:span text:style-name="T28">Leads to higher-quality</text:span>, more auditable and maintainable code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Demo2 in demo_ownership.c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/>
            <text:p>dll_logger* <text:span text:style-name="T28">o_</text:span><text:span text:style-name="T13">transferred</text:span>_log =</text:p>
            <text:p><text:s text:c="16"/>dll_Logger_create(“demo2”);</text:p>
            <text:p><text:span text:style-name="T28">new_owner</text:span>(o_transferred_log);</text:p>
            <text:p><text:span text:style-name="T28">o_transferred_log = NULL</text:span>;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43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Results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/>
            <text:list text:style-name="L2">
              <text:list-item>
                <text:p>I am using an ‘<text:span text:style-name="T28">o_</text:span>’ prefix to mark owning pointers (better than comments).</text:p>
              </text:list-item>
              <text:list-item>
                <text:p>I must either transfer or free that pointer <text:span text:style-name="T28">within the current scope</text:span>.</text:p>
              </text:list-item>
              <text:list-item>
                <text:p>Only depends on new_owner() satisfying its contract, which we can verify separately.</text:p>
              </text:list-item>
              <text:list-item>
                <text:p>Obviously correct by inspection.</text:p>
              </text:list-item>
              <text:list-item>
                <text:p>It’s too bad that there isn’t a better indicator of the transfer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demo_ownership.c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/>
            <text:p>void new_owner(dll_Logger* <text:span text:style-name="T28">o_</text:span><text:span text:style-name="T13">logger</text:span>) {</text:p>
            <text:p><text:s text:c="4"/>borrower(o_logger);</text:p>
            <text:p><text:s text:c="4"/>new_new_owner(o_logger);</text:p>
            <text:p><text:s text:c="4"/>o_logger = NULL;</text:p>
            <text:p>}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45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Transfer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/>
            <text:list text:style-name="L2">
              <text:list-item>
                <text:p>Note the ‘<text:span text:style-name="T28">o_</text:span>’ prefix on the parameter—this documents that we are accepting ownership.</text:p>
              </text:list-item>
              <text:list-item>
                <text:p>I use/don’t use the prefix based on the initial ownership situation.</text:p>
              </text:list-item>
              <text:list-item>
                <text:p>We satisfy our contract by <text:span text:style-name="T28">further transfer rather than destroying</text:span> ourselves.</text:p>
              </text:list-item>
              <text:list-item>
                <text:p>Still obviously correct by inspection.</text:p>
              </text:list-item>
              <text:list-item>
                <text:p>Again, only depends on borrower() and new_new_owner() satisfying their contracts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demo_ownership.c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/>
            <text:p>void borrower(dll_Logger* <text:span text:style-name="T28">logger</text:span>) {</text:p>
            <text:p><text:s text:c="4"/>dll_Logger_msg(logger,</text:p>
            <text:p><text:s text:c="20"/>“borrower using log”);</text:p>
            <text:p><text:s text:c="4"/><text:span text:style-name="T28">logger = NULL</text:span>;</text:p>
            <text:p>}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47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Marking Release of a loan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/>
            <text:list text:style-name="L2">
              <text:list-item>
                <text:p>The parameter name has no prefix because we do not own the resource it points to.</text:p>
              </text:list-item>
              <text:list-item>
                <text:p>I explicitly NULL the pointer.</text:p>
              </text:list-item>
              <text:list-item>
                <text:p>Not necessary, but <text:span text:style-name="T28">makes my intention to release the loan explicit to the reader</text:span>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demo_ownership.c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/>
            <text:p>void new_new_owner(dll_Logger* <text:span text:style-name="T28">o_</text:span><text:span text:style-name="T13">logger</text:span>) {</text:p>
            <text:p><text:s text:c="4"/>sub_borrower(o_logger);</text:p>
            <text:p><text:s text:c="4"/>dll_Logger_destroy(&amp;o_logger);</text:p>
            <text:p>}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49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Assumed Ownership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/>
            <text:list text:style-name="L2">
              <text:list-item>
                <text:p>Again note the ‘<text:span text:style-name="T28">o_</text:span>’ prefix on the parameter—this documents that we are accepting ownership.</text:p>
              </text:list-item>
              <text:list-item>
                <text:p>This time we satisfy our contract by <text:span text:style-name="T28">destroying</text:span>.</text:p>
              </text:list-item>
              <text:list-item>
                <text:p>Still obviously correct by inspection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Demo2 Output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<text:span text:style-name="T15">demo2: main transferring to new_owner</text:span></text:p>
            <text:p>demo2: <text:span text:style-name="T27">new_owner loaning to sub_borrower</text:span></text:p>
            <text:p>demo2: <text:span text:style-name="T17">sub_borrower using log</text:span></text:p>
            <text:p>demo2: <text:span text:style-name="T17">sub_borrower NULLing reference </text:span></text:p>
            <text:p><text:span text:style-name="T15">demo2: </text:span><text:span text:style-name="T16">new_owner transferring to new_new_owner</text:span></text:p>
            <text:p><text:span text:style-name="T15">demo2: </text:span><text:span text:style-name="T38">new_new_owner loaning to sub_borrower</text:span></text:p>
            <text:p text:style-name="P18"><text:span text:style-name="T15">demo2:</text:span><text:span text:style-name="T16"> </text:span><text:span text:style-name="T14">sub_borrower using log</text:span></text:p>
            <text:p><text:span text:style-name="T15">demo2: </text:span><text:span text:style-name="T14">sub_borrower NULLing reference</text:span></text:p>
            <text:p><text:span text:style-name="T15">demo2: </text:span><text:span text:style-name="T38">new_new_owner destroying</text:span></text:p>
            <text:p><text:span text:style-name="T27">new_owner NULLing reference (but has no loan for the logger)</text:span></text:p>
            <text:p>main NULLing reference (but has no loan for the logger)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51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Did we leak?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<text:span text:style-name="T15"/></text:p>
            <text:p><text:span text:style-name="T15">$ valgrind ./demo_ownership</text:span></text:p>
            <text:p><text:span text:style-name="T15">…</text:span></text:p>
            <text:p><text:span text:style-name="T15">All heap blocks were freed – no leaks are possible</text:span></text:p>
            <text:p><text:span text:style-name="T15">…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52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Resulting Output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/>
            <text:list text:style-name="L2">
              <text:list-item>
                <text:p>The actual demo code uses the logger to report what it is doing.</text:p>
              </text:list-item>
              <text:list-item>
                <text:p>Note the cases where <text:span text:style-name="T28">the logger could not be used because after transfer there is no loan</text:span>.</text:p>
              </text:list-item>
              <text:list-item>
                <text:p>Easy to see that this produces correct results by the given rules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Congratulations!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/>
            <text:p text:style-name="P16"><text:span text:style-name="T24">You now have the mental tools to be better at memory management than half of all C programmers out there</text:span>.</text:p>
            <text:p/>
            <text:p>Not bad for fifteen minutes.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Sole Ownership In Other Languages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/>
            <text:list text:style-name="L2">
              <text:list-item>
                <text:p>C++ automates ownership rules (but not borrower rules) by use of unique_ptr.</text:p>
              </text:list-item>
              <text:list-item>
                <text:p>Rust fully automates all these rules as the sole memory management scheme.</text:p>
              </text:list-item>
              <text:list-item>
                <text:p>That this is possible proves the soundness of Sole Ownership!</text:p>
              </text:list-item>
              <text:list-item>
                <text:p>Sole Ownership works for any resource, no just memory, so it can be used for very complex manipulation of sockets, database handles, etc.</text:p>
              </text:list-item>
              <text:list-item>
                <text:p>Rarely needed, but good to have in your toolbox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presentation:style-name="pr1" draw:text-style-name="P19" draw:layer="layout" svg:width="25.191cm" svg:height="12.19cm" svg:x="1.397cm" svg:y="0.625cm" presentation:class="subtitle">
          <draw:text-box>
            <text:p><text:span text:style-name="T32">Manual Exception Handl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What “Exception” Means</text:p>
          </draw:text-box>
        </draw:frame>
        <draw:frame presentation:style-name="pr4" draw:text-style-name="P20" draw:layer="layout" svg:width="25.191cm" svg:height="10.541cm" svg:x="1.397cm" svg:y="3.683cm" presentation:class="outline">
          <draw:text-box>
            <text:p><text:span text:style-name="T39"/></text:p>
            <text:p><text:span text:style-name="T39">“</text:span><text:span text:style-name="T39">Exceptions” can mean either</text:span></text:p>
            <text:list text:style-name="L4">
              <text:list-item>
                <text:p><text:span text:style-name="T40">Exceptional conditions</text:span><text:span text:style-name="T39"> that arise during execution, </text:span><text:span text:style-name="T40">or</text:span></text:p>
              </text:list-item>
              <text:list-item>
                <text:p><text:span text:style-name="T41">language constructs</text:span><text:span text:style-name="T18"> designed to aid in handling (1)</text:span><text:span text:style-name="T42">.</text:span></text:p>
              </text:list-item>
            </text:list>
            <text:p><text:span text:style-name="T42"/></text:p>
            <text:p><text:span text:style-name="T42">For C I will always use “exception” in sense (1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Exceptions In C</text:p>
          </draw:text-box>
        </draw:frame>
        <draw:frame presentation:style-name="pr4" draw:text-style-name="P20" draw:layer="layout" svg:width="25.191cm" svg:height="10.541cm" svg:x="1.397cm" svg:y="3.683cm" presentation:class="outline">
          <draw:text-box>
            <text:p><text:span text:style-name="T42"/></text:p>
            <text:p text:style-name="P16"><text:span text:style-name="T40">The only real option for exception handling in C is error return codes.</text:span></text:p>
            <text:p text:style-name="P21"><text:span text:style-name="T40"/></text:p>
            <text:p text:style-name="P21"><text:span text:style-name="T43">Seems simple, but it isn’t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Never. <text:s/>Imitate. <text:s/>Libc.</text:p>
          </draw:text-box>
        </draw:frame>
        <draw:frame presentation:style-name="pr4" draw:layer="layout" svg:width="25.191cm" svg:height="10.541cm" svg:x="1.397cm" svg:y="3.683cm" presentation:class="outline">
          <draw:text-box>
            <text:p>Fair warning: the most important rule is</text:p>
            <text:p/>
            <text:p text:style-name="P16"><text:span text:style-name="T24">Never imitate libc's exception handling.</text:span></text:p>
            <text:p text:style-name="P22"><text:span text:style-name="T23"/></text:p>
            <text:p text:style-name="P22"><text:span text:style-name="T25">Libc’s error handling is inconsistent, confusing, and error prone.</text:span></text:p>
            <text:p text:style-name="P22"><text:span text:style-name="T25"/></text:p>
            <text:p text:style-name="P23"><text:span text:style-name="T23">(Most of libc desperately needs an interface refactor, but 100 billion mission-critical lines of code say it's never going to happen.)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The C Exception Reporting Pattern</text:p>
          </draw:text-box>
        </draw:frame>
        <draw:frame presentation:style-name="pr4" draw:text-style-name="P20" draw:layer="layout" svg:width="25.191cm" svg:height="10.541cm" svg:x="1.397cm" svg:y="3.683cm" presentation:class="outline" presentation:user-transformed="true">
          <draw:text-box>
            <text:p><text:span text:style-name="T39">Use the </text:span><text:span text:style-name="T40">C Exception Reporting Pattern </text:span><text:span text:style-name="T44">for every function that can can fail:</text:span></text:p>
            <text:list text:style-name="L2">
              <text:list-item>
                <text:p><text:span text:style-name="T39">Error codes are reported with the function return value unless no error is possible.</text:span></text:p>
              </text:list-item>
              <text:list-item>
                <text:p><text:span text:style-name="T39">Results are normally returned from functions via reference parameters.</text:span></text:p>
              </text:list-item>
              <text:list-item>
                <text:p><text:span text:style-name="T39">The return value can be used for results if no error is possible.</text:span></text:p>
              </text:list-item>
              <text:list-item>
                <text:p><text:span text:style-name="T45">Use negative logic</text:span><text:span text:style-name="T39"> (0/false is success)!</text:span></text:p>
              </text:list-item>
              <text:list-item>
                <text:p><text:span text:style-name="T39">It’s generally best to use one set of global error codes throughout a program or library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error.h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typedef enum dll_Error {</text:p>
            <text:p><text:s text:c="4"/>dll_Error_ok = 0,</text:p>
            <text:p><text:s text:c="4"/>dll_Error_allocation_simulated,</text:p>
            <text:p><text:s text:c="4"/>dll_Error_computation_simulated,</text:p>
            <text:p><text:s text:c="4"/>dll_Error_allocation_real,</text:p>
            <text:p><text:s text:c="4"/>dll_Error_num_codes <text:s text:c="4"/>// guard value</text:p>
            <text:p>} dll_Error;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61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<text:span text:style-name="T27">C Exception Reporting Interface</text:span>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<text:span text:style-name="T13"/></text:p>
            <text:p><text:span text:style-name="T13">dll_Error dll_get_resource(</text:span></text:p>
            <text:p><text:span text:style-name="T13"><text:s text:c="4"/></text:span><text:span text:style-name="T13">dll_Logger** o_logger,</text:span></text:p>
            <text:p><text:span text:style-name="T13"><text:s text:c="4"/></text:span><text:span text:style-name="T13">uint32_t n,</text:span></text:p>
            <text:p><text:span text:style-name="T13"><text:s text:c="4"/></text:span><text:span text:style-name="T13">uint32_t limit);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62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Why Use The Return Value For Error Codes?</text:p>
          </draw:text-box>
        </draw:frame>
        <draw:frame presentation:style-name="pr4" draw:text-style-name="P20" draw:layer="layout" svg:width="25.191cm" svg:height="10.541cm" svg:x="1.397cm" svg:y="3.683cm" presentation:class="outline" presentation:user-transformed="true">
          <draw:text-box>
            <text:p><text:span text:style-name="T39"/></text:p>
            <text:list text:style-name="L2">
              <text:list-item>
                <text:p><text:span text:style-name="T39">If there is an error, you can leave a reference parameter unchanged, which is a natural way to implement something called Strong Exception Safety.</text:span></text:p>
              </text:list-item>
              <text:list-item>
                <text:p><text:span text:style-name="T39">You have to return </text:span><text:span text:style-name="T46">something</text:span><text:span text:style-name="T42">, so you cannot make it a no op in case of error.</text:span></text:p>
              </text:list-item>
              <text:list-item>
                <text:p><text:span text:style-name="T42">The return value is also a natural way to make an if statement substitute for a try-catch block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6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<text:span text:style-name="T27">C “Try-Catch” pattern</text:span>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<text:span text:style-name="T13">dll_Error err = dll_Error_ok;</text:span></text:p>
            <text:p><text:span text:style-name="T13">…</text:span></text:p>
            <text:p><text:span text:style-name="T13">dll_Logger* o_res;</text:span></text:p>
            <text:p><text:span text:style-name="T13">If (( err = dll_get_res(&amp;o_res, &lt;args&gt;) )) {</text:span></text:p>
            <text:p><text:span text:style-name="T13"><text:s text:c="4"/></text:span><text:span text:style-name="T13">// catch block, error is stored in err</text:span></text:p>
            <text:p><text:span text:style-name="T13"><text:s text:c="4"/></text:span><text:span text:style-name="T13">...</text:span></text:p>
            <text:p><text:span text:style-name="T13">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64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High Reliability In The Face Of Exceptions</text:p>
          </draw:text-box>
        </draw:frame>
        <draw:frame presentation:style-name="pr4" draw:text-style-name="P20" draw:layer="layout" svg:width="25.191cm" svg:height="10.541cm" svg:x="1.397cm" svg:y="3.683cm" presentation:class="outline">
          <draw:text-box>
            <text:p><text:span text:style-name="T39"/></text:p>
            <text:p><text:span text:style-name="T39">If you really want robust, highly reliable code:</text:span></text:p>
            <text:list text:style-name="L2">
              <text:list-item>
                <text:p><text:span text:style-name="T39">When at all possible, write functions so that they </text:span><text:span text:style-name="T40">either succeed or leave program state unchanged </text:span><text:span text:style-name="T44">(“Strong Exception Safety”)</text:span></text:p>
              </text:list-item>
              <text:list-item>
                <text:p>Implements <text:span text:style-name="T24">transactional (“commit or roll back”) semantics.</text:span></text:p>
              </text:list-item>
              <text:list-item>
                <text:p text:style-name="P24"><text:span text:style-name="T39">Is the only way to compose functions arbitrarily and still be able to reason about program state.</text:span></text:p>
              </text:list-item>
              <text:list-item>
                <text:p><text:span text:style-name="T39">Requires a lot of discipline none of us were taught. :-(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6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The C Exception Handling Pattern</text:p>
          </draw:text-box>
        </draw:frame>
        <draw:frame presentation:style-name="pr4" draw:text-style-name="P20" draw:layer="layout" svg:width="25.191cm" svg:height="10.541cm" svg:x="1.397cm" svg:y="3.683cm" presentation:class="outline">
          <draw:text-box>
            <text:p><text:span text:style-name="T39">Use the “</text:span><text:span text:style-name="T40">C Exception Handling Pattern</text:span><text:span text:style-name="T39">” for every function that may receive an exception:</text:span></text:p>
            <text:list text:style-name="L2">
              <text:list-item>
                <text:p><text:span text:style-name="T39">Acquire resources at the beginning of the function.</text:span></text:p>
              </text:list-item>
              <text:list-item>
                <text:p><text:span text:style-name="T39">Do your work in the middle, storing the results in temporary variables.</text:span></text:p>
              </text:list-item>
              <text:list-item>
                <text:p><text:span text:style-name="T39">Only when no errors are possible, assign the results to the output variables.</text:span></text:p>
              </text:list-item>
              <text:list-item>
                <text:p><text:span text:style-name="T39">Release resources in the reverse order at the en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Releasing Resources, Idiomatic Version</text:p>
          </draw:text-box>
        </draw:frame>
        <draw:frame presentation:style-name="pr4" draw:text-style-name="P20" draw:layer="layout" svg:width="25.191cm" svg:height="10.541cm" svg:x="1.397cm" svg:y="3.683cm" presentation:class="outline">
          <draw:text-box>
            <text:p><text:span text:style-name="T39">The traditional, idiomatic way to implement the pattern in C is with (prepare yourself) goto:</text:span></text:p>
            <text:list text:style-name="L2">
              <text:list-item>
                <text:p><text:span text:style-name="T39">At the end of the function, release the resources in reverse order with appropriate labels before each release.</text:span></text:p>
              </text:list-item>
              <text:list-item>
                <text:p><text:span text:style-name="T39">If there is an error acquiring resource n, in the “catch” block goto the label just before the code that releases resource n-1 (the last one acquired).</text:span></text:p>
              </text:list-item>
              <text:list-item>
                <text:p><text:span text:style-name="T39">If there is an error in the work section, goto over the “commit” section to the beginning of the release section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6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<text:span text:style-name="T27">Traditional Handling</text:span>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<text:span text:style-name="T13"><text:s text:c="4"/></text:span><text:span text:style-name="T13">if (err1) { goto EXIT; }</text:span></text:p>
            <text:p><text:span text:style-name="T13"><text:s text:c="4"/></text:span><text:span text:style-name="T13">if (err2) { goto FREE_R1; }</text:span></text:p>
            <text:p><text:span text:style-name="T13"><text:s text:c="4"/></text:span><text:span text:style-name="T13">// do work</text:span></text:p>
            <text:p><text:span text:style-name="T13"><text:s text:c="4"/></text:span><text:span text:style-name="T13">free(resource2);</text:span></text:p>
            <text:p><text:span text:style-name="T13">FREE_R1:</text:span></text:p>
            <text:p><text:span text:style-name="T13"><text:s text:c="4"/></text:span><text:span text:style-name="T13">free(resource1);</text:span></text:p>
            <text:p><text:span text:style-name="T13">EXIT: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68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Releasing Resources, Dijkstra Version</text:p>
          </draw:text-box>
        </draw:frame>
        <draw:frame presentation:style-name="pr4" draw:text-style-name="P20" draw:layer="layout" svg:width="25.191cm" svg:height="10.541cm" svg:x="1.397cm" svg:y="3.683cm" presentation:class="outline" presentation:user-transformed="true">
          <draw:text-box>
            <text:p><text:span text:style-name="T39"/></text:p>
            <text:p><text:span text:style-name="T39">What do you do if your coding standards forbid goto, or your cow-orkers are muttering about torches and pitchforks?</text:span></text:p>
            <text:p><text:span text:style-name="T39"/></text:p>
            <text:list text:style-name="L2">
              <text:list-item>
                <text:p><text:span text:style-name="T39">The traditional structure is </text:span><text:span text:style-name="T40">exactly</text:span><text:span text:style-name="T39"> equivalent to a bunch of nested ifs around the entire work section.</text:span></text:p>
              </text:list-item>
              <text:list-item>
                <text:p><text:span text:style-name="T39">The structure is much harder to explain in words than to understand.</text:span></text:p>
              </text:list-item>
              <text:list-item>
                <text:p><text:span text:style-name="T39">It may be easier to grasp if you’re not used to the traditional pattern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6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<text:span text:style-name="T27">Politically Correct Handling</text:span>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<text:span text:style-name="T13"/></text:p>
            <text:p><text:span text:style-name="T13">If (!err1) {</text:span></text:p>
            <text:p><text:span text:style-name="T13"><text:s text:c="4"/></text:span><text:span text:style-name="T13">If (!err2) {</text:span></text:p>
            <text:p><text:span text:style-name="T13"><text:s text:c="8"/></text:span><text:span text:style-name="T13">// Use resource1 &amp; resource2</text:span></text:p>
            <text:p><text:span text:style-name="T13"><text:s text:c="8"/></text:span><text:span text:style-name="T13">free(resource2); }</text:span></text:p>
            <text:p><text:span text:style-name="T13"><text:s text:c="4"/></text:span><text:span text:style-name="T13">free(resource1); }</text:span></text:p>
          </draw:text-box>
        </draw:frame>
        <presentation:notes draw:style-name="dp2">
          <draw:page-thumbnail draw:style-name="gr1" draw:layer="layout" svg:width="18.621cm" svg:height="10.476cm" svg:x="1.484cm" svg:y="2.123cm" draw:page-number="70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Why Use The Nested If Structure?</text:p>
          </draw:text-box>
        </draw:frame>
        <draw:frame presentation:style-name="pr4" draw:text-style-name="P20" draw:layer="layout" svg:width="25.191cm" svg:height="10.541cm" svg:x="1.397cm" svg:y="3.683cm" presentation:class="outline" presentation:user-transformed="true">
          <draw:text-box>
            <text:p><text:span text:style-name="T39"/></text:p>
            <text:list text:style-name="L2">
              <text:list-item>
                <text:p><text:span text:style-name="T39">Coding standards.</text:span></text:p>
              </text:list-item>
              <text:list-item>
                <text:p><text:span text:style-name="T39">Cow-orkers.</text:span></text:p>
              </text:list-item>
              <text:list-item>
                <text:p><text:span text:style-name="T39">Auditors.</text:span></text:p>
              </text:list-item>
              <text:list-item>
                <text:p><text:span text:style-name="T39">You belong to Edsgar Dijkstra’s religion too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7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Why <text:span text:style-name="T28">Not</text:span> Use The Nested If Structure?</text:p>
          </draw:text-box>
        </draw:frame>
        <draw:frame presentation:style-name="pr4" draw:text-style-name="P20" draw:layer="layout" svg:width="25.191cm" svg:height="10.541cm" svg:x="1.397cm" svg:y="3.683cm" presentation:class="outline" presentation:user-transformed="true">
          <draw:text-box>
            <text:p><text:span text:style-name="T39"/></text:p>
            <text:list text:style-name="L2">
              <text:list-item>
                <text:p><text:span text:style-name="T47">The if blocks get very long</text:span><text:span text:style-name="T39">, so the structure can no longer be grasped by eye.</text:span></text:p>
              </text:list-item>
              <text:list-item>
                <text:p><text:span text:style-name="T39">The structure is much harder to work with because you have to maintain long blocks and code smashed against the right margin.</text:span></text:p>
              </text:list-item>
              <text:list-item>
                <text:p><text:span text:style-name="T47">Consider what the diff looks like</text:span><text:span text:style-name="T39"> for a trivial patch that changes the number of resources and thus the indentation level.</text:span></text:p>
              </text:list-item>
              <text:list-item>
                <text:p><text:span text:style-name="T39">The goto structure is one of Don Knuth’s “tame goto” constructs.</text:span></text:p>
              </text:list-item>
              <text:list-item>
                <text:p><text:span text:style-name="T39">Even the latest Misra standard will permit the goto structure!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7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Nested If Best Practice</text:p>
          </draw:text-box>
        </draw:frame>
        <draw:frame presentation:style-name="pr4" draw:text-style-name="P20" draw:layer="layout" svg:width="25.191cm" svg:height="10.541cm" svg:x="1.397cm" svg:y="3.683cm" presentation:class="outline" presentation:user-transformed="true">
          <draw:text-box>
            <text:p text:style-name="P25"><text:span text:style-name="T39">Consider factoring into a public outer routine that only allocates and then calls a private inner implementation routine.</text:span></text:p>
            <text:list text:style-name="L2">
              <text:list-item>
                <text:p text:style-name="P25"><text:span text:style-name="T39">Makes the diffs sane again.</text:span></text:p>
              </text:list-item>
              <text:list-item>
                <text:p text:style-name="P25"><text:span text:style-name="T39">Much easier to work with.</text:span></text:p>
              </text:list-item>
              <text:list-item>
                <text:p text:style-name="P25"><text:span text:style-name="T39">If your standards limit nesting level, you can create an inner and an outer allocation routine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7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Benefits Of This Exception Schema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>All this guarantees that:</text:p>
            <text:list text:style-name="L2">
              <text:list-item>
                <text:p>Every function has the <text:span text:style-name="T28">same stereotyped overall structure</text:span>.</text:p>
              </text:list-item>
              <text:list-item>
                <text:p>Resource handling is relatively trouble-free.</text:p>
              </text:list-item>
              <text:list-item>
                <text:p>Easy to write commit-and-rollback semantics.</text:p>
              </text:list-item>
              <text:list-item>
                <text:p><text:span text:style-name="T28">Consistency is half of readability</text:span>.</text:p>
              </text:list-item>
            </text:list>
            <text:p/>
            <text:p>Free bonus: you now nearly know how to use C++ exceptions as well.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<text:span text:style-name="T27">./demo_error</text:span>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<text:span text:style-name="T13">...</text:span></text:p>
            <text:p><text:span text:style-name="T13">Acquired resource 1</text:span></text:p>
            <text:p><text:span text:style-name="T13">Acquired resource 2</text:span></text:p>
            <text:p><text:span text:style-name="T13">Simulated failure to acquire resource 3</text:span></text:p>
            <text:p><text:span text:style-name="T13">Released resource 2</text:span></text:p>
            <text:p><text:span text:style-name="T13">Released resource 1</text:span></text:p>
            <text:p><text:span text:style-name="T13">..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75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<text:span text:style-name="T27">valgrind ./demo_error</text:span>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<text:span text:style-name="T13"/></text:p>
            <text:p><text:span text:style-name="T13">...</text:span></text:p>
            <text:p><text:span text:style-name="T13">All heap blocks were freed – no leaks are possible</text:span></text:p>
            <text:p><text:span text:style-name="T13">..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76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Strong Exception Safety In Collected Languages</text:p>
          </draw:text-box>
        </draw:frame>
        <draw:frame presentation:style-name="pr4" draw:layer="layout" svg:width="25.191cm" svg:height="10.541cm" svg:x="1.397cm" svg:y="3.683cm" presentation:class="outline">
          <draw:text-box>
            <text:p>In more comfortable languages:</text:p>
            <text:list text:style-name="L2">
              <text:list-item>
                <text:p>Maybe memory won't leak, but ever wonder what state your program is left in when an exception is thrown? <text:s/>You should.</text:p>
              </text:list-item>
              <text:list-item>
                <text:p>I wonder if that's why your website gets in a snit every few months?</text:p>
              </text:list-item>
              <text:list-item>
                <text:p>Start handling non-memory resources in the same <text:span text:style-name="T24">transactional</text:span> style. <text:s/>“Strong exception safety” isn't just for memory.</text:p>
              </text:list-item>
              <text:list-item>
                <text:p>You need all your co-workers to do the same. <text:s/>Good luck with that.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32">
        <office:forms form:automatic-focus="false" form:apply-design-mode="false"/>
        <draw:frame presentation:style-name="pr1" draw:text-style-name="P26" draw:layer="layout" svg:width="25.191cm" svg:height="12.19cm" svg:x="1.397cm" svg:y="0.625cm" presentation:class="subtitle">
          <draw:text-box>
            <text:p><text:span text:style-name="T48">Final Though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3" draw:text-style-name="P27" draw:layer="layout" svg:width="25.191cm" svg:height="2.629cm" svg:x="1.397cm" svg:y="0.625cm" presentation:class="title">
          <draw:text-box>
            <text:p><text:span text:style-name="T49">Final Thoughts</text:span></text:p>
          </draw:text-box>
        </draw:frame>
        <draw:frame presentation:style-name="pr11" draw:text-style-name="P20" draw:layer="layout" svg:width="25.191cm" svg:height="10.541cm" svg:x="1.397cm" svg:y="3.683cm" presentation:class="outline" presentation:user-transformed="true">
          <draw:text-box>
            <text:list text:style-name="L2">
              <text:list-item>
                <text:p text:style-name="P11"><text:span text:style-name="T39">It is relatively safe and perfectly OK to use C in ways not envisioned by the designers. <text:s/>(</text:span><text:span text:style-name="T40">The real dangers in C are all there by design!!!</text:span><text:span text:style-name="T39">)</text:span></text:p>
              </text:list-item>
              <text:list-item>
                <text:p text:style-name="P28"><text:span text:style-name="T39">C is only difficult, not impossible. <text:s/>If you can't enjoy it, don't fear it.</text:span></text:p>
              </text:list-item>
              <text:list-item>
                <text:p text:style-name="P28"><text:span text:style-name="T39">I hope I've revealed a friendlier face under the scary mask.</text:span></text:p>
              </text:list-item>
            </text:list>
            <text:p text:style-name="P28"><text:span text:style-name="T39">A few important things I didn't have time to cover:</text:span></text:p>
            <text:list text:continue-numbering="true" text:style-name="L2">
              <text:list-item>
                <text:p text:style-name="P28"><text:span text:style-name="T39">Undefined behavior (C turns out to be scary after all!)</text:span></text:p>
              </text:list-item>
              <text:list-item>
                <text:p text:style-name="P28"><text:span text:style-name="T39">Using compiler flags to find bugs (-Wall is barely the beginning)</text:span></text:p>
              </text:list-item>
              <text:list-item>
                <text:p text:style-name="P28"><text:span text:style-name="T39">Other debugging tools, e.g. Valgrind</text:span></text:p>
              </text:list-item>
              <text:list-item>
                <text:p text:style-name="P28"><text:span text:style-name="T39">Information securit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32">
        <office:forms form:automatic-focus="false" form:apply-design-mode="false"/>
        <draw:frame presentation:style-name="pr1" draw:text-style-name="P26" draw:layer="layout" svg:width="25.191cm" svg:height="12.19cm" svg:x="1.397cm" svg:y="0.625cm" presentation:class="subtitle">
          <draw:text-box>
            <text:p><text:span text:style-name="T48">Fini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32">
        <office:forms form:automatic-focus="false" form:apply-design-mode="false"/>
        <draw:frame presentation:style-name="pr1" draw:text-style-name="P26" draw:layer="layout" svg:width="25.191cm" svg:height="12.19cm" svg:x="1.397cm" svg:y="0.625cm" presentation:class="subtitle">
          <draw:text-box>
            <text:p><text:span text:style-name="T48">Questions?</text:span></text:p>
            <text:p><text:span text:style-name="T48"/></text:p>
            <text:p><text:span text:style-name="T4">Examples of the C Exception Patterns from another presentation:</text:span></text:p>
            <text:list text:style-name="L1">
              <text:list-item>
                <text:p><text:span text:style-name="T50"><text:a xlink:href="mailto:git@github.com" xlink:type="simple">git@github.com</text:a></text:span><text:span text:style-name="T50">:dllaurence/securec.git/examples/exception-pattern1.c</text:span></text:p>
              </text:list-item>
              <text:list-item>
                <text:p><text:span text:style-name="T50">git@github.com:dllaurence/securec.git/examples/exception-pattern2.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2" svg:font-family="'Ubuntu Mono'" style:font-pitch="fixed"/>
    <style:font-face style:name="Ubuntu Mono1" svg:font-family="'Ubuntu Mono'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roman" style:font-pitch="variable"/>
    <style:font-face style:name="Impact1" svg:font-family="Impact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Sky" xlink:href="Pictures/100000000000005E0000005EAB6862D59EF3F3E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Sky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vertical-align="top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61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61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1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1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1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1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1cm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3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textarea-vertical-align="top"/>
      <style:paragraph-properties fo:margin-left="0cm" fo:margin-right="0cm" fo:margin-top="0cm" fo:margin-bottom="0.297cm" fo:text-align="justify" fo:text-indent="0cm"/>
      <style:text-properties style:font-name="Times New Roman" fo:font-family="'Times New Roman'" style:font-family-generic="roman" style:font-pitch="variable" fo:font-size="21pt" style:font-size-asian="28pt" style:font-size-complex="28pt"/>
    </style:style>
    <style:style style:name="Default-outline3" style:family="presentation" style:parent-style-name="Default-outline2">
      <style:graphic-properties draw:textarea-vertical-align="top"/>
      <style:paragraph-properties fo:margin-left="0cm" fo:margin-right="0cm" fo:margin-top="0cm" fo:margin-bottom="0.222cm" fo:text-align="justify" fo:text-indent="0cm"/>
      <style:text-properties style:font-name="Times New Roman" fo:font-family="'Times New Roman'" style:font-family-generic="roman" style:font-pitch="variable" fo:font-size="18pt" style:font-size-asian="24pt" style:font-size-complex="24pt"/>
    </style:style>
    <style:style style:name="Default-outline4" style:family="presentation" style:parent-style-name="Default-outline3">
      <style:graphic-properties draw:textarea-vertical-align="top"/>
      <style:paragraph-properties fo:margin-left="0cm" fo:margin-right="0cm" fo:margin-top="0cm" fo:margin-bottom="0.147cm" fo:text-align="justify" fo:text-indent="0cm"/>
      <style:text-properties style:font-name="Times New Roman" fo:font-family="'Times New Roman'" style:font-family-generic="roman" style:font-pitch="variable" fo:font-size="15pt" style:font-size-asian="20pt" style:font-size-complex="20pt"/>
    </style:style>
    <style:style style:name="Default-outline5" style:family="presentation" style:parent-style-name="Default-outline4">
      <style:graphic-properties draw:textarea-vertical-align="top"/>
      <style:paragraph-properties fo:margin-left="0cm" fo:margin-right="0cm" fo:margin-top="0cm" fo:margin-bottom="0.071cm" fo:text-align="justify" fo:text-indent="0cm"/>
      <style:text-properties style:font-name="Times New Roman" fo:font-family="'Times New Roman'" style:font-family-generic="roman" style:font-pitch="variable" fo:font-size="15pt" style:font-size-asian="20pt" style:font-size-complex="20pt"/>
    </style:style>
    <style:style style:name="Default-outline6" style:family="presentation" style:parent-style-name="Default-outline5">
      <style:graphic-properties draw:textarea-vertical-align="top"/>
      <style:paragraph-properties fo:margin-left="0cm" fo:margin-right="0cm" fo:margin-top="0cm" fo:margin-bottom="0.071cm" fo:text-align="justify" fo:text-indent="0cm"/>
      <style:text-properties style:font-name="Times New Roman" fo:font-family="'Times New Roman'" style:font-family-generic="roman" style:font-pitch="variable" fo:font-size="15pt" style:font-size-asian="20pt" style:font-size-complex="20pt"/>
    </style:style>
    <style:style style:name="Default-outline7" style:family="presentation" style:parent-style-name="Default-outline6">
      <style:graphic-properties draw:textarea-vertical-align="top"/>
      <style:paragraph-properties fo:margin-left="0cm" fo:margin-right="0cm" fo:margin-top="0cm" fo:margin-bottom="0.071cm" fo:text-align="justify" fo:text-indent="0cm"/>
      <style:text-properties style:font-name="Times New Roman" fo:font-family="'Times New Roman'" style:font-family-generic="roman" style:font-pitch="variable"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Impact1" fo:font-family="Impact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de-background" style:family="presentation">
      <style:graphic-properties draw:stroke="none" draw:fill="solid" draw:fill-color="#000000"/>
      <style:text-properties style:letter-kerning="true"/>
    </style:style>
    <style:style style:name="Co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de-outline1" style:family="presentation">
      <style:graphic-properties draw:stroke="none" draw:fill="none" draw:auto-grow-height="false" draw:fit-to-size="shrink-to-fit" style:shrink-to-fit="true">
        <text:list-style style:name="Co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Ubuntu Mono2" fo:font-family="'Ubuntu Mono'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de-outline2" style:family="presentation" style:parent-style-name="Code-outline1">
      <style:paragraph-properties fo:margin-top="0.4cm" fo:margin-bottom="0cm"/>
      <style:text-properties style:use-window-font-color="true" style:font-name="Ubuntu Mono2" fo:font-family="'Ubuntu Mono'" style:font-pitch="fixed" fo:font-size="28pt" style:font-size-asian="28pt" style:font-size-complex="28pt"/>
    </style:style>
    <style:style style:name="Code-outline3" style:family="presentation" style:parent-style-name="Code-outline2">
      <style:paragraph-properties fo:margin-top="0.3cm" fo:margin-bottom="0cm"/>
      <style:text-properties style:use-window-font-color="true" style:font-name="Ubuntu Mono2" fo:font-family="'Ubuntu Mono'" style:font-pitch="fixed" fo:font-size="24pt" style:font-size-asian="24pt" style:font-size-complex="24pt"/>
    </style:style>
    <style:style style:name="Code-outline4" style:family="presentation" style:parent-style-name="Code-outline3">
      <style:paragraph-properties fo:margin-top="0.2cm" fo:margin-bottom="0cm"/>
      <style:text-properties style:use-window-font-color="true" style:font-name="Ubuntu Mono2" fo:font-family="'Ubuntu Mono'" style:font-pitch="fixed" fo:font-size="20pt" style:font-size-asian="20pt" style:font-size-complex="20pt"/>
    </style:style>
    <style:style style:name="Code-outline5" style:family="presentation" style:parent-style-name="Code-outline4">
      <style:paragraph-properties fo:margin-top="0.1cm" fo:margin-bottom="0cm"/>
      <style:text-properties style:use-window-font-color="true" style:font-name="Ubuntu Mono2" fo:font-family="'Ubuntu Mono'" style:font-pitch="fixed" fo:font-size="20pt" style:font-size-asian="20pt" style:font-size-complex="20pt"/>
    </style:style>
    <style:style style:name="Code-outline6" style:family="presentation" style:parent-style-name="Code-outline5">
      <style:paragraph-properties fo:margin-top="0.1cm" fo:margin-bottom="0cm"/>
      <style:text-properties style:use-window-font-color="true" style:font-name="Ubuntu Mono2" fo:font-family="'Ubuntu Mono'" style:font-pitch="fixed" fo:font-size="20pt" style:font-size-asian="20pt" style:font-size-complex="20pt"/>
    </style:style>
    <style:style style:name="Code-outline7" style:family="presentation" style:parent-style-name="Code-outline6">
      <style:paragraph-properties fo:margin-top="0.1cm" fo:margin-bottom="0cm"/>
      <style:text-properties style:use-window-font-color="true" style:font-name="Ubuntu Mono2" fo:font-family="'Ubuntu Mono'" style:font-pitch="fixed" fo:font-size="20pt" style:font-size-asian="20pt" style:font-size-complex="20pt"/>
    </style:style>
    <style:style style:name="Code-outline8" style:family="presentation" style:parent-style-name="Code-outline7">
      <style:paragraph-properties fo:margin-top="0.1cm" fo:margin-bottom="0cm"/>
      <style:text-properties fo:font-size="20pt" style:font-size-asian="20pt" style:font-size-complex="20pt"/>
    </style:style>
    <style:style style:name="Code-outline9" style:family="presentation" style:parent-style-name="Code-outline8">
      <style:paragraph-properties fo:margin-top="0.1cm" fo:margin-bottom="0cm"/>
      <style:text-properties fo:font-size="20pt" style:font-size-asian="20pt" style:font-size-complex="20pt"/>
    </style:style>
    <style:style style:name="Code-subtitle" style:family="presentation">
      <style:graphic-properties draw:stroke="none" draw:fill="none" draw:textarea-vertical-align="middle">
        <text:list-style style:name="Co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de-title" style:family="presentation">
      <style:graphic-properties draw:stroke="none" draw:fill="none" draw:textarea-vertical-align="middle">
        <text:list-style style:name="Co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Impact1" fo:font-family="Impact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Sky" draw:fill-image-width="0cm" draw:fill-image-height="0cm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ode-backgroundobjects">
      <style:graphic-properties draw:stroke="none" draw:fill="none" draw:fill-color="#ffffff" draw:auto-grow-height="false" fo:min-height="1.086cm"/>
    </style:style>
    <style:style style:name="Mpr6" style:family="presentation" style:parent-style-name="Co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Co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1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7cm" svg:y="0.625cm" presentation:class="title" presentation:placeholder="true">
        <draw:text-box/>
      </draw:frame>
      <draw:frame presentation:style-name="Mpr1" draw:layer="backgroundobjects" svg:width="25.191cm" svg:height="10.541cm" svg:x="1.397cm" svg:y="3.68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1cm" svg:height="1.086cm" svg:x="1.397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2cm" svg:height="1.086cm" svg:x="9.57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1cm" svg:height="1.086cm" svg:x="20.067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de" style:page-layout-name="PM1" draw:style-name="Mdp2">
      <office:forms form:automatic-focus="false" form:apply-design-mode="false"/>
      <draw:frame presentation:style-name="Code-title" draw:layer="backgroundobjects" svg:width="25.19cm" svg:height="2.628cm" svg:x="1.399cm" svg:y="0.628cm" presentation:class="title" presentation:placeholder="true">
        <draw:text-box/>
      </draw:frame>
      <draw:frame presentation:style-name="Code-outline1" draw:layer="backgroundobjects" svg:width="25.19cm" svg:height="12.063cm" svg:x="1.399cm" svg:y="3.685cm" presentation:class="outline" presentation:placeholder="true">
        <draw:text-box/>
      </draw:frame>
      <draw:frame presentation:style-name="Mpr5" draw:text-style-name="MP2" draw:layer="backgroundobjects" svg:width="6.52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ode-title" draw:layer="backgroundobjects" svg:width="18.621cm" svg:height="10.476cm" svg:x="1.484cm" svg:y="2.123cm" presentation:class="page"/>
        <draw:frame presentation:style-name="Co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7T07:30:52.040432728</meta:creation-date>
    <meta:editing-duration>P5DT19H4M17S</meta:editing-duration>
    <meta:editing-cycles>209</meta:editing-cycles>
    <meta:generator>LibreOffice/6.2.8.2$Linux_X86_64 LibreOffice_project/20$Build-2</meta:generator>
    <dc:date>2020-03-08T12:27:30.686256215</dc:date>
    <meta:document-statistic meta:object-count="353"/>
  </office:meta>
</office:document-meta>
</file>